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Verdana" svg:font-family="Verdana"/>
    <style:font-face style:name="verdana" svg:font-family="verdana, arial, helvetica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style:font-name="Courier New"/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top="0in" fo:margin-bottom="0in"/>
      <style:text-properties style:font-name="Courier New1"/>
    </style:style>
    <style:style style:name="P7" style:family="paragraph" style:parent-style-name="Heading_20_1">
      <style:paragraph-properties fo:margin-left="0in" fo:margin-right="0in" fo:margin-top="0.1083in" fo:margin-bottom="0.1083in" fo:line-height="200%" fo:text-indent="0in" style:auto-text-indent="false"/>
    </style:style>
    <style:style style:name="P8" style:family="paragraph" style:parent-style-name="Heading_20_1">
      <style:paragraph-properties fo:margin-top="0.1083in" fo:margin-bottom="0.1083in"/>
    </style:style>
    <style:style style:name="P9" style:family="paragraph" style:parent-style-name="Text_20_body">
      <style:paragraph-properties fo:margin-left="0in" fo:margin-right="0in" fo:margin-top="0.1083in" fo:margin-bottom="0.1083in" fo:text-indent="0in" style:auto-text-indent="false"/>
    </style:style>
    <style:style style:name="P10" style:family="paragraph" style:parent-style-name="Text_20_body">
      <style:paragraph-properties fo:margin-left="0in" fo:margin-right="0in" fo:margin-top="0.1083in" fo:margin-bottom="0.1083in" fo:text-indent="0in" style:auto-text-indent="false"/>
      <style:text-properties style:font-size-asian="10pt"/>
    </style:style>
    <style:style style:name="T1" style:family="text">
      <style:text-properties style:font-name="Courier New"/>
    </style:style>
    <style:style style:name="T2" style:family="text" style:parent-style-name="Strong_20_Emphasis">
      <style:text-properties fo:color="#ff6633"/>
    </style:style>
    <style:style style:name="T3" style:family="text">
      <style:text-properties fo:color="#ff6633"/>
    </style:style>
    <style:style style:name="T4" style:family="text">
      <style:text-properties fo:color="#ff6600"/>
    </style:style>
    <style:style style:name="T5" style:family="text">
      <style:text-properties fo:font-style="italic"/>
    </style:style>
    <style:style style:name="T6" style:family="text">
      <style:text-properties style:font-name-asian="Courier New"/>
    </style:style>
    <style:style style:name="T7" style:family="text">
      <style:text-properties style:font-name="Courier New1"/>
    </style:style>
    <style:style style:name="T8" style:family="text" style:parent-style-name="Emphasis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9pt"/>
    </style:style>
    <style:style style:name="T11" style:family="text">
      <style:text-properties style:font-size-asian="9pt"/>
    </style:style>
    <style:style style:name="T12" style:family="text">
      <style:text-properties style:font-name-asian="GB2312" style:font-size-asian="10pt"/>
    </style:style>
    <style:style style:name="T13" style:family="text">
      <style:text-properties fo:font-size="10pt"/>
    </style:style>
    <style:style style:name="T14" style:family="text">
      <style:text-properties style:font-name="GB2312" fo:font-size="10pt"/>
    </style:style>
    <style:style style:name="T15" style:family="text">
      <style:text-properties style:font-size-asian="10pt"/>
    </style:style>
    <style:style style:name="T16" style:family="text">
      <style:text-properties fo:font-size="10pt" fo:font-weight="bold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Sun JAF，以及概念完整性</text:h>
      <text:section text:style-name="Sect1" text:name="main">
        <text:p text:style-name="P2">Sun Java Application Framework是Sun向JCOE（Java Center of Excellence，Sun的技术型合作伙伴）主推的应用框架。我没有看到这个框架的实体，从Sun公司讲师的介绍来看，这是一个从底至顶无所不包的 “all-in-one”解决方案。persistence、business component lookup/populate、messaging、logging、MVC、exception hierachy、unit test……你能想到的东西，在JAF的那幅big picture上都能看到。听他们介绍完JAF，我再介绍我们自己的业务框架时相当不好意思——想来想去不过是对Hibernate和Spring做了一 点包装而已。</text:p>
        <text:p text:style-name="P2"> </text:p>
        <text:p text:style-name="P2">但是回过头来看我做的笔记，发现一个很有趣的现象：JAF里面的东西其实我们大多都用到，不过都是作为一个功能组件来用的。譬如JUnit，我 把它理解为开发流程的一部分；譬如logging，我们直接用了Log4J和Apache commons-logging，没有再做包装；譬如MVC，我们的业务框架（也就是G-Roller框架）只管到业务层为止，Web层直接在 Struts Action里面调用Service Locator；譬如messaging，我用拦截器的方式实现了Observer模式，可以为任何业务组件动态添加监听器，JavaMail或者JMS 在我看来只是监听器内部的实现细节而已。我在做G-Roller框架的时候，考虑得最多的就是DAO和business service层的概念清晰，如何以直观的方式实现DAO和service组件、并以灵活的方式装配它们。至于其他的功能，我愿意把它们看作系统的另一个 aspect，用AOP的态度来对待它们。如果把这么多的概念都拢在一个framework里面，概念完整性是不是会受到影响呢？这大概就是open source和商业产品在理念上的差异吧？</text:p>
        <text:p text:style-name="P2"> </text:p>
        <text:p text:style-name="P2">另外还有两件有趣的事。第一，Sun（至少是中国这边）对AOP的认知相当落后，JAF没有提供任何与AOP相关的概念（如果不算 servlet filter的话），而照我现在的想法，一个业务框架不提供AOP（至少是interception）是很难接受的，因为那就意味着新的 crosscutting concern会对既有代码造成难以估量的影响。第二，Sun现在给合作伙伴主推的解决方案相当lightweight，JAF已经极度淡化EJB的概 念，可以看到Sun的主流观念已经是“EJB仅仅是一种可选的实现方式”——和Rod Johnson的观点不谋而合。Sun JAF选择的默认persistence方案是LiDO JDO，这是非常值得玩味的一个现象。</text:p>
        <text:p text:style-name="P2">2004年03月12日, 星期五 22:25 (80855)</text:p>
      </text:section>
      <text:section text:style-name="Sect1" text:name="Section1">
        <text:h text:style-name="P1" text:outline-level="1" text:is-list-header="true"><text:bookmark text:name="main"/>To EJB Or Not To EJB, That Is A Question</text:h>
        <text:p text:style-name="P2">我知道banq是EJB的忠实拥趸。这是他前不久的一篇文章：为什么要使用EJB？</text:p>
        <text:p text:style-name="P2"><text:a xlink:type="simple" xlink:href="http://www.jdon.com/artichect/whyEJB.htm" office:target-frame-name="_blank" xlink:show="new">http://www.jdon.com/artichect/whyEJB.htm</text:a></text:p>
        <text:p text:style-name="P2">这篇文章后来引发了Robbin与他的一场激烈论战，不过现在已经看不到战场，只剩滔滔江水。我得说，banq，在这件事上你确实显得小气了点。现在我已经看不到Robbin的言论，只好评价一下banq的文章了。</text:p>
        <text:p text:style-name="P2"> </text:p>
        <text:p text:style-name="P2">如果把基于POJO的方案称为“轻量级方案”，把基于EJB的方案称为“重量级方案”，应该不会有太多异议。用唯名论的眼光，名字本身就已经足 以说明问题：一轻一重的方案各擅胜场。POJO方案的优点在于低开销、强大的灵活性和移植性（EJB环境同样是一种束缚，考虑不使用J2EE服务器时的情 形）、开发成本低廉（调试和部署都非常简单）；而弱点则在于分布能力，尤其是分布式事务的失位，使POJO方案在scalability方面有极大的欠 缺。</text:p>
        <text:p text:style-name="P2"> </text:p>
        <text:p text:style-name="P2">banq说“EJB组件能提供真正的可重用框架”，这是一个彻头彻尾的误解（如果不是谎言的话）。在复用方面，EJB技术并不担保任何先天的优 势。在同样的设计能力之下，EJB组件顶多具有与POJO组件对等的可复用性——如果不是因为EJB容器的限制而更差的话。EJB组件也只是一种大粒度对 象组件，只不过EJB规范本身保证了某些契约的一致性，没有任何理由特别强调EJB的可复用性。</text:p>
        <text:p text:style-name="P2"> </text:p>
        <text:p text:style-name="P2">分层的问题也是一样：没有任何理由认为POJO方案特别容易导致层次之间的混淆。banq问“如果不使用EJB……如何保证在新的程序员不会破 坏和打乱你精心布局的JavaBeans架构”，在我看来这个问题有所偏颇，因为EJB和POJO各有自己的一套东西需要遵守，如果不花时间来掌握这些规 则，两种方案都做不出好的设计，过去的大量EJB anti-patterns已经充分证明了这一点。</text:p>
        <text:p text:style-name="P2"> </text:p>
        <text:p text:style-name="P2">在“小结”中，banq的言论多少有些过激。实际上，对于“是否采用EJB作为推荐方案”这个问题，Sun本身的态度都在逐渐发生变化。正如我前面的“Sun JAF，以及概念完整性（<text:a xlink:type="simple" xlink:href="http://gigix.blogdriver.com/showBlog.do?bloggerID=18254&amp;diaryID=80855" office:target-frame-name="_blank" xlink:show="new">http://gigix.blogdriver.com/showBlog.do?bloggerID=18254&amp;diaryID=80855</text:a>） 曾经提到过的，Sun现在给JCOE推荐的恰好是一个基于POJO的轻量级方案，EJB只是一种可选的实现细节，并且需要一定的适配，并不是first class的支持。在Sun现在的眼光中，POJO才是first class的组件机制，这说明POJO方案并不是来自“开源先生”的狂热和草率，倒是真实的发展方向了。</text:p>
        <text:p text:style-name="P2"> </text:p>
        <text:p text:style-name="P2">一个需要澄清的误解：不使用EJB不等于“只使用JSP或者JavaBean”——当然，如果要把“JavaBean”这个词的外延无限扩大的 话，你也可以这样说。实际上，结合IoC容器和AOP的支持，POJO方案同样可以提供crosscutting的infrastructure，并且这 些支持是on-demand的。这里的重点在于：采用J2EE multi-tier体系结构的理由并不是要使用哪种技术，而是尽可能地获得能够<text:span text:style-name="Strong_20_Emphasis">完全无限制移植的业务组件</text:span>—— 对于一个组织来说，业务逻辑是最可宝贵的，重复实现同一业务逻辑是最不可忍受的。而在“无限制的业务组件”这条路上，显然EJB走得并不是很好，它的侵入 性太强了。同样是来自容器的侵入，Spring要求你提供一些setter，Pico要求你提供一些constructor，Avalon要求你实现一些 接口，而EJB……你也可以认为它没有要求，因为这里已经没有“移植”这么一码事了。</text:p>
        <text:p text:style-name="P2"> </text:p>
        <text:p text:style-name="P2">与.NET社群不同，J2EE社群一向有着强大的民间生命力。鉴于Sun在J2EE领域的弱势（我们还记得EJB 1.0和JDO，以及Core J2EE Patterns 1st edition），完全追随官方推荐方案并不是一种明智的选择。而“TSS那些狂热的开源先生”，你不难发现正是他们推动着J2EE的发展方向——看看属 于昨天的Struts、属于今天的Hibernate和属于明天的eXo吧。在我看来，除非有明确的scalability、distribution的 需求，否则我会首先考虑基于POJO的轻量级方案。确实，将POJO适配成EJB是一件困难的任务，但从一整套EJB体系结构移植到POJO方案却是 mission impossible。</text:p>
        <text:p text:style-name="P2">2004年03月22日, 星期一 22:11 (88855)</text:p>
      </text:section>
      <text:section text:style-name="Sect1" text:name="Section2">
        <text:h text:style-name="P1" text:outline-level="1" text:is-list-header="true"><text:bookmark text:name="main1"/>伟大的Hello World</text:h>
        <text:p text:style-name="P2">Hello World绝对是世界上最伟大的程序。</text:p>
        <text:p text:style-name="P2"> </text:p>
        <text:p text:style-name="P2">实现一个Hello World其实意味着很多。首先，这意味着你知道怎么把电脑开起来(there's an image) </text:p>
        <text:p text:style-name="P2"> </text:p>
        <text:p text:style-name="P2">譬如这个程序：</text:p>
        <text:p text:style-name="P3">public String sayHello(String name) {</text:p>
        <text:p text:style-name="P2">  <text:span text:style-name="T1">return "Hello, " + name;</text:span></text:p>
        <text:p text:style-name="P3">}</text:p>
        <text:p text:style-name="P2"> </text:p>
        <text:p text:style-name="P2">我们的任何一个业务方法难道不都跟它一样吗？只不过是转换的规则不同而已。</text:p>
        <text:p text:style-name="P2"> </text:p>
        <text:p text:style-name="P2">（亲手写出有生以来第一个EJB有感）</text:p>
        <text:p text:style-name="P2">2004年04月21日, 星期三 22:56 (125219)</text:p>
        <text:section text:style-name="Sect1" text:name="Section3">
          <text:h text:style-name="P1" text:outline-level="1" text:is-list-header="true"><text:bookmark text:name="main2"/>WebLogic Workshop真漂亮</text:h>
          <text:p text:style-name="P2">其实好的IDE还是满重要的。要是有一个合适的IDE，我们也可以尽量用Spring的声明性事务。但是手写配置文件就太麻烦了。</text:p>
          <text:p text:style-name="P2"> </text:p>
          <text:p text:style-name="P2">(there's an image)</text:p>
          <text:p text:style-name="P2">2004年04月23日, 星期五 08:40 (126536)</text:p>
          <text:section text:style-name="Sect1" text:name="Section4">
            <text:h text:style-name="P1" text:outline-level="1" text:is-list-header="true"><text:bookmark text:name="main3"/>Dissecting EJB</text:h>
            <text:p text:style-name="Text_20_body">单从技术角度来说，EJB提供的好处是：</text:p>
            <text:list text:style-name="L1">
              <text:list-item>
                <text:p text:style-name="P4"><text:span text:style-name="Strong_20_Emphasis">应用程序的集群</text:span>。不是Web层的集群或者数据库的集群，单单是业务逻辑的集群，EJB才有帮助。 </text:p>
              </text:list-item>
              <text:list-item>
                <text:p text:style-name="P4"><text:span text:style-name="Strong_20_Emphasis">分布式体系结构</text:span>。RMI是一种成熟的RPC机制，EJB（实际上是session bean）提供了便利的RMI实现。 </text:p>
              </text:list-item>
              <text:list-item>
                <text:p text:style-name="P4"><text:span text:style-name="Strong_20_Emphasis">容器管理的基础设施</text:span>。最典型的例子就是容器管理的事务（CMT）。容器带来的另一个好处是声明式编程（declarative programming）。 </text:p>
              </text:list-item>
              <text:list-item>
                <text:p text:style-name="P4"><text:span text:style-name="Strong_20_Emphasis">异步消息</text:span>。message-driven bean是使用JMS的便利手段。 </text:p>
              </text:list-item>
              <text:list-item>
                <text:p text:style-name="P5"><text:span text:style-name="T2">O/R mapping</text:span><text:span text:style-name="T3">。entity bean提供O/R mapping能力。</text:span></text:p>
              </text:list-item>
            </text:list>
            <text:p text:style-name="Text_20_body">对于1，我们需要考量对“业务逻辑集群”的需求，EJB不能解决所有集群问题，如果负载瓶颈是web或者数据库，EJB也无济于事，如果确实需要业 务逻辑集群，这是使用EJB的好理由。对于2，Hessian和SOAP with Object Model都是很好的RPC协议，并且不要求服务器开放RMI端口，开发也简便。对于3，支持AOP的轻量级容器（例如Spring）可以提供横切的基础 设施和声明式编程（例如Spring的声明式事务），如果结合JOTM可以提供分布式CMT。4可以成为使用EJB的好理由。<text:span text:style-name="T4">5是一个失败的尝试，在各种O/R mapping框架中，entity bean的能力是比较弱的，限制是比较多的。</text:span></text:p>
            <text:p text:style-name="P2">2004年04月23日, 星期五 14:01 (126892)</text:p>
          </text:section>
          <text:section text:style-name="Sect1" text:name="Section5">
            <text:h text:style-name="P1" text:outline-level="1" text:is-list-header="true"><text:bookmark text:name="main4"/>entity bean还不弱？！</text:h>
            <text:p text:style-name="P2">Slovenboy：entity bean不是弱，而是太复杂</text:p>
            <text:p text:style-name="P2"><text:a xlink:type="simple" xlink:href="http://slovenboy.blogdriver.com/showDiary.do?bloggerID=23524&amp;diaryID=127150&amp;url=/model/model19/diary.jsp" office:target-frame-name="_blank" xlink:show="new">http://slovenboy.blogdriver.com/showDiary.do?bloggerID=23524&amp;diaryID=127150&amp;url=/model/model19/diary.jsp</text:a></text:p>
            <text:p text:style-name="P2"> </text:p>
            <text:p text:style-name="P2">entity bean要求实体继承特定接口，对实体对象有极大的侵入性；entity bean实际上无法继承，使得领域模型不得不为了凑合entity bean而作出很多不合理的修改；entity bean规范不支持动态查询（虽然厂商大多提供了自己的动态查询方案）……这样的一个O/R mapping，不是功能弱，还能是什么？</text:p>
            <text:p text:style-name="P2"> </text:p>
            <text:p text:style-name="P2">另外，Slovenboy说“当一个应用以Spring为核心框架开发后，很多地方将依赖Spring”。你可以从G-Roller里面找出任 何一个组件，告诉我把它移植到PicoContainer上面需要多少工作量。轻量级IoC容器对组件的侵入已经低到了setter vs. constructor的级别，你有可能把一个session bean在不修改代码的前提下移植到Avalon吗？</text:p>
            <text:p text:style-name="P2">2004年04月23日, 星期五 17:35 (127189)</text:p>
          </text:section>
          <text:section text:style-name="Sect1" text:name="Section6">
            <text:h text:style-name="P1" text:outline-level="1" text:is-list-header="true"><text:bookmark text:name="main5"/>EJB 3.0，大鼓励</text:h>
            <text:p text:style-name="P2">EJB 3.0的新特性（请留意看后面的几个blog链接，尤其是Jason那篇）：</text:p>
            <text:p text:style-name="P2"><text:a xlink:type="simple" xlink:href="http://www.theserverside.com/news/thread.tss?thread_id=25779" office:target-frame-name="_blank" xlink:show="new">http://www.theserverside.com/news/thread.tss?thread_id=25779</text:a></text:p>
            <text:p text:style-name="P2"> </text:p>
            <text:p text:style-name="P2">最重要的改变发生在元数据的描述上。不再使用部署描述符（DD），改为使用JSR175 annotation，因此对象模型（至少在开发者看来）完全是基于POJO的，避免了接口的侵入。引入了<text:a xlink:type="simple" xlink:href="http://gigix.blogdriver.com/diary/gigix/inc/DependencyInjection.pdf">Dependency Injection</text:a>， 因此各组件可以独立测试，方便TDD。entity bean发生了重大的改变，实体基于POJO（并且是具体类），支持继承和多态，允许动态查询（EJB QL）和直接执行SQL。简单说，EJB 3.0的entity bean就是换了个面具的Hibernate，我们学习Hibernate的投资完全不会浪费。</text:p>
            <text:p text:style-name="P2"> </text:p>
            <text:p text:style-name="P2">Jason的这段话值得注意：</text:p>
            <text:p text:style-name="P2">Linda keeps repeating "Hibernate has <text:span text:style-name="T5">fill in feature here</text:span>, so we're going to do it that way".... Why don't we just standardize Hibernate? They're basically just making EJB into Spring and Hibernate. Why would I use this instead of just using Spring and Hibernate? So I can pay IBM and BEA $15K / CPU? </text:p>
            <text:p text:style-name="P2"> </text:p>
            <text:p text:style-name="P2">这正是我的想法，也正是我们一直以来在做的事。</text:p>
            <text:p text:style-name="P2">2004年05月11日, 星期二 14:03 (150845)</text:p>
          </text:section>
          <text:section text:style-name="Sect1" text:name="Section7">
            <text:h text:style-name="P1" text:outline-level="1" text:is-list-header="true"><text:bookmark text:name="main6"/>Entity Bean的依赖注入</text:h>
            <text:p text:style-name="P2">entity bean本身是一个轻量级的领域对象。它的生命周期开始时，是由使用者将它<text:span text:style-name="T1">new</text:span>出来，并填充初始数据，然后调用<text:span text:style-name="T1">EntityManager.create()</text:span>方法持久化到数据库。然而，这一阶段之后，使用者再次接触到的就是一个拥有了全部EJB context的entity bean。entity bean同样可以要求容器进行依赖注入，这对于实现Domain Model模式来说是太有利了：把<text:span text:style-name="T1">EntityManager</text:span>注 入entity bean，那是一个典型的Database Mapper，entity bean不需要从任何另外的途径去获得它，实现业务逻辑时可以随便调用一下持久化操作，又不会污染接口。单从这一点来说，entity bean就比Hibernate要来得好用。</text:p>
            <text:p text:style-name="P2"> </text:p>
            <text:p text:style-name="P2">比如，这样的一个entity bean：</text:p>
            <text:p text:style-name="P2"> </text:p>
            <text:p text:style-name="P3">@Entity public class User {</text:p>
            <text:p text:style-name="P2">  <text:span text:style-name="T1">@Inject protected EntityManager _em;</text:span></text:p>
            <text:p text:style-name="P2">  </text:p>
            <text:p text:style-name="P2">  <text:span text:style-name="T1">public boolean isValid(String loginName, String password) {</text:span></text:p>
            <text:p text:style-name="P2">    <text:span text:style-name="T1">// </text:span><text:span text:style-name="T6">这里不仅检查用户名密码，还调用</text:span><text:span text:style-name="T1">_em</text:span><text:span text:style-name="T6">做一些别的持久化操作</text:span></text:p>
            <text:p text:style-name="P2">  <text:span text:style-name="T1">}</text:span></text:p>
            <text:p text:style-name="P3">}</text:p>
            <text:p text:style-name="P2"> </text:p>
            <text:p text:style-name="P2"> </text:p>
            <text:p text:style-name="P2">多么清晰而自然的Domain Model模式。</text:p>
            <text:p text:style-name="P2">2004年07月11日, 星期日 16:46 (236653)</text:p>
          </text:section>
          <text:section text:style-name="Sect1" text:name="Section8">
            <text:h text:style-name="P1" text:outline-level="1" text:is-list-header="true"><text:bookmark text:name="main7"/>魔法数</text:h>
            <text:p text:style-name="P2">Hani又发飚了——我最爱看Hani的文章，不过这篇显得太客气了点，也许因为是TSS的featured article，不得不把语气和缓一下吧。</text:p>
            <text:p text:style-name="P2"><text:a xlink:type="simple" xlink:href="http://www.theserverside.com/blogs/showblog.tss?id=EJB3Critique" office:target-frame-name="_blank" xlink:show="new">http://www.theserverside.com/blogs/showblog.tss?id=EJB3Critique</text:a></text:p>
            <text:p text:style-name="P2"> </text:p>
            <text:p text:style-name="P2">生命周期回调方法的设计确实很搞笑。简单说，一个EJB并不需要——像2.1那样——实现特定的接口。为了创建一个session bean，下面两种方式都是合法的：</text:p>
            <text:p text:style-name="P2"> </text:p>
            <text:p text:style-name="P3">public class ShoppingCartBean implements SessionBean {</text:p>
            <text:p text:style-name="P2"> </text:p>
            <text:p text:style-name="P2">或者</text:p>
            <text:p text:style-name="P2"> </text:p>
            <text:p text:style-name="P3">@Session public class ShoppingCartBean {</text:p>
            <text:p text:style-name="P2"> </text:p>
            <text:p text:style-name="P2">但是，用<text:span text:style-name="T1">@Session</text:span>标注的session bean却也可以实现生命周期方法（譬如<text:span text:style-name="T1">ejbRemove()</text:span>、<text:span text:style-name="T1">ejbActive()</text:span>等），容器也会照常调用这些方法，就好象它实现了<text:span text:style-name="T1">SessionBean</text:span>接口一样。可惜，既然不继承接口，编译器就不能保证方法名正确，于是这些方法名就成了魔法数。其实NUnit提供了一个很好的参考。NUnit的测试用例不必——像JUnit那样——继承<text:span text:style-name="T1">TestCase</text:span>类，所以set up方法和tear down方法也不是靠方法名来区分、而是靠元数据标注（也就是.NET Attribute）来区分的。在EJB这里，既然已经没有接口约束，像这样实现生命周期回调方法如何：</text:p>
            <text:p text:style-name="P2"> </text:p>
            <text:p text:style-name="P6">@Session public class ShoppingCartBean {</text:p>
            <text:p text:style-name="P2">  <text:span text:style-name="T7">...</text:span></text:p>
            <text:p text:style-name="P2">  <text:span text:style-name="T7">@EjbRemove public void myRemoveMethod() {</text:span></text:p>
            <text:p text:style-name="P2">2004年07月14日, 星期三 09:11 (239902)</text:p>
          </text:section>
          <text:section text:style-name="Sect1" text:name="Section9">
            <text:h text:style-name="P1" text:outline-level="1" text:is-list-header="true"><text:bookmark text:name="main8"/>EJB 3.0 Early Access</text:h>
            <text:p text:style-name="P2">Sun 发布了一个EJB 3.0 spec Early Access，第一时间down下来看看。概念都很容易理解，QL看起来确实非常强大。规范要求完全兼容EJB 2.1，不知道是否会给应用服务器实现时的性能带来一些损失。唯一不太清楚的就是@injection标签的name属性，也就是EJB的名称，还没看明 白是在哪里声明的。看起来好象是@Stateless和@Stateful标签的name属性，但如果这样的话，@resource的name属性又到哪 里去找呢？</text:p>
            <text:p text:style-name="P2">2004年07月6日, 星期二 08:32 (229822)</text:p>
          </text:section>
          <text:section text:style-name="Sect1" text:name="Section10">
            <text:h text:style-name="P1" text:outline-level="1" text:is-list-header="true"><text:bookmark text:name="main9"/>J2EE Development without EJB</text:h>
            <text:p text:style-name="P2">Rod Johnson的总结性大作<text:a xlink:type="simple" xlink:href="http://www.wrox.com/books/0764558315.shtml"><text:span text:style-name="T8">J2EE Development without EJB</text:span></text:a>将由我、<text:a xlink:type="simple" xlink:href="http://spring.jactiongroup.net/"><text:span text:style-name="T9">Spring中文论坛</text:span></text:a>站长Yanger、<text:a xlink:type="simple" xlink:href="http://forum.javaeye.com/"><text:span text:style-name="T9">Hibernate中文论坛</text:span></text:a>站长Robbin、<text:a xlink:type="simple" xlink:href="http://aopalliance.sourceforge.net/"><text:span text:style-name="T9">AOP-Alliance</text:span></text:a>成员Potian四人共同翻译。我有理由相信这个译本不会令读者失望。对<text:span text:style-name="Emphasis">J2EE Design and Development</text:span>的翻译失望的读者们，可以开始期待这本书了。</text:p>
            <text:p text:style-name="P2">2004年08月19日, 星期四 21:18 (289587)</text:p>
          </text:section>
          <text:section text:style-name="Sect1" text:name="Section11">
            <text:h text:style-name="P1" text:outline-level="1" text:is-list-header="true"><text:bookmark text:name="main10"/>J2EE Development without EJB动态</text:h>
            <text:p text:style-name="P2">翻译小组又增加了两个人：前一阵网上很流行的“WebWork教材”的作者<text:a xlink:type="simple" xlink:href="http://moxie.blogdriver.com/" office:target-frame-name="_blank" xlink:show="new"><text:span text:style-name="T9">moxie</text:span></text:a>将负责翻译第13章，<text:span text:style-name="Emphasis">Inside JVM</text:span> 2nd Edition的译者<text:a xlink:type="simple" xlink:href="http://www.redsaga.com/"><text:span text:style-name="T9">曹晓刚</text:span></text:a>将负责翻译第14章和第15章。预期完成的时间是今年之内，读者拿到书的时间可能是在春节后。</text:p>
            <text:p text:style-name="P2"> </text:p>
            <text:p text:style-name="P2">本书的示例应用是Rod Johnson吹得比较得意的一个feature：一个具有现实意义的示例应用，而不是??像大多数技术图书那样??过度简化的玩具。但是实际上这个示例应用就是Spring JPetStore，读者可以先从了解示例应用的结构开始。</text:p>
            <text:p text:style-name="P2">2004年08月23日, 星期一 16:56 (294232)</text:p>
          </text:section>
          <text:section text:style-name="Sect1" text:name="Section12">
            <text:h text:style-name="P1" text:outline-level="1" text:is-list-header="true"><text:bookmark text:name="main11"/>最后一块拼图</text:h>
            <text:p text:style-name="P2">出差回来，收到Jacques Lebrun迟来的回信。Jacques的技术和文笔都是我最最钦佩的，翻译<text:span text:style-name="Emphasis">J2EE Development without EJB</text:span>这件热闹盛事，又怎能少了他呢？这样一来，我们的翻译团队最后一块拼图也已到位：系统架构和示例应用的剖析者。我自己的翻译任务也仅剩下三章，不担心我成为进度瓶颈了，呵呵。</text:p>
            <text:p text:style-name="P2"> </text:p>
            <text:p text:style-name="P2">附：<text:span text:style-name="Emphasis">J2EE Development without EJB</text:span>目录及翻译安排</text:p>
            <text:p text:style-name="P2"> </text:p>
            <text:p text:style-name="P2">1、Why “J2EE Without EJB”?  ?? Gigix</text:p>
            <text:p text:style-name="P2">2、Goals ?? Gigix</text:p>
            <text:p text:style-name="P2">3、Architectures ?? Jacques Lebrun</text:p>
            <text:p text:style-name="P2">4、The Simplicity Dividend ?? Jacques Lebrun</text:p>
            <text:p text:style-name="P2">5、EJB, Five Years On ?? dlee</text:p>
            <text:p text:style-name="P2">6、Lightweight Containers and Inversion of Control ?? Yanger</text:p>
            <text:p text:style-name="P2">7、Introducing the Spring Framework ?? Yanger</text:p>
            <text:p text:style-name="P2">8、Declarative Middleware Using AOP Concepts ?? Potian</text:p>
            <text:p text:style-name="P2">9、Transaction Management ?? Robbin</text:p>
            <text:p text:style-name="P2">10、Persistence ?? Robbin</text:p>
            <text:p text:style-name="P2">11、Remoting ?? Potian</text:p>
            <text:p text:style-name="P2">12、Replacing Other EJB Services ?? dlee</text:p>
            <text:p text:style-name="P2">13、Web Tier Design ?? moxie</text:p>
            <text:p text:style-name="P2">14、Unit Testing and Testability ?? 曹晓钢</text:p>
            <text:p text:style-name="P2">15、Performance and Scalability ?? 曹晓钢</text:p>
            <text:p text:style-name="P2">16、The Sample Application ?? Jacques Lebrun</text:p>
            <text:p text:style-name="P2">17、Conclusion ?? Gigix</text:p>
            <text:p text:style-name="P2"> </text:p>
            <text:p text:style-name="P2">其他内容（包括前言、索引、封底文字等）将由我翻译，全文将由我负责统稿、审阅、修润，ozzzzzz和Jacques Lebrun将监督全书质量。中译本书名将是《J2EE Development without EJB中文版》，署名“JavaEye”（不知道Jacques Lebrun是否会介意把他拉进这个“小圈子”？）。本书的稿酬将全数投入国内J2EE技术社群的建设和交流。</text:p>
            <text:p text:style-name="P2">2004年08月27日, 星期五 16:07 (300224)</text:p>
          </text:section>
          <text:section text:style-name="Sect1" text:name="Section13">
            <text:h text:style-name="P1" text:outline-level="1" text:is-list-header="true"><text:bookmark text:name="main12"/>循证架构</text:h>
            <text:p text:style-name="P2">摘自<text:span text:style-name="Emphasis">J2EE Development without EJB</text:span>第二章：<office:annotation><dc:date>2007-02-23T00:00:00</dc:date><text:p>&lt;!--StartFragment --&gt;</text:p></office:annotation></text:p>
            <text:p text:style-name="P2"> </text:p>
            <text:p text:style-name="P2"><text:span text:style-name="Strong_20_Emphasis">近来我对所谓“循证软件架构”（Evidence-Based Software Architecture）的兴趣日益浓厚。面对形形色色的观点，我更愿意相信可度量的数据。譬如说，如果能够找到更多关于实际使用entity bean和JDO、并对两者进行比较的私人经验，架构师们就能够做出更深谋远虑的选择。如果所有人都根据经验证据来做出判断，糟糕的技术会在祸害大量项目 之前就被扼杀在摇篮中，好的技术会更快地广泛传播，架构师们也不会像现在这样完全被各种产品的市场宣传左右。 <text:line-break/><text:line-break/>一定要在项目初期就开发一个垂直切片来验证应用的架构。不要相信我们的建议，也不要相信其他任何人的建议，除非你能证明这建议符合你的需要。</text:span> </text:p>
            <text:p text:style-name="P2"> </text:p>
            <text:p text:style-name="P2">作为一个不时要给别人建议的咨询提供者，我想说的是：你唯一可以相信的，是你自己的实践证据。没有任何一种技术会是万灵药，也没有任何一种技术 是非有不可的——也许出于自己的恐惧，我会说面向对象技术是非有不可的，然而面向对象在企业级应用这个领域里简直是放之四海而皆准的。至于EJB、 Spring、Hibernate、WebWork之类的具体技术，如果有谁说其中某一个是不可或缺的，只有掌握了某一个才有资格谈论企业级开发，不妨直 白地说，要么他自己是傻瓜，要么他打算把别人当傻瓜。</text:p>
            <text:p text:style-name="P2"> </text:p>
            <text:p text:style-name="P2">唯一需要坚持的是OO的原则和用户的需求。使“满足用户需求”和“实践OO原则”变得容易的，就是好的技术，反之就是坏的技术。至于怎么是容易，很简单，去做一个vertical slice，拿出证据给自己看。除此之外，不要相信任何人的建议——包括我的。</text:p>
            <text:p text:style-name="P2">2004年10月25日, 星期一 23:00 (376634)</text:p>
          </text:section>
          <text:section text:style-name="Sect1" text:name="Section14">
            <text:h text:style-name="P1" text:outline-level="1" text:is-list-header="true"><text:bookmark text:name="main13"/>可爱的EJB拥趸</text:h>
            <text:p text:style-name="P2">上个月那篇“<text:a xlink:type="simple" xlink:href="http://epesh.blog-city.com/read/810641.htm" office:target-frame-name="_blank" xlink:show="new"><text:span text:style-name="T9">I'm An EJB Proponent</text:span></text:a>”我还记忆犹新。今天闲来无事，逛去看看，看到这个故事后面的发展，倒是比文章本身更加有趣，俨然一场肥皂剧呢……</text:p>
            <text:p text:style-name="P2"> </text:p>
            <text:p text:style-name="P2">RV：我说哥们，甭管你怎么吹得天花乱坠，咱不是还得测试先行、频繁测试呢吗？这一会开发一会部署的，谁受得了啊？</text:p>
            <text:p text:style-name="P2"> </text:p>
            <text:p text:style-name="P2">Joseph：不行啊，得按合同办啊，开发者和部署者的角色不分清楚，那哪儿成呢？你倒说说，这entity bean怎么又碍着你测试了？</text:p>
            <text:p text:style-name="P2"> </text:p>
            <text:p text:style-name="P2">RV：咱别的不说，我这部署一次就得花上十分钟，咖啡都喝两杯了还没部署完，这叫我怎么测试？</text:p>
            <text:p text:style-name="P2"> </text:p>
            <text:p text:style-name="P2">Joseph：这可不能怪EJB，怪就怪你机器太次。你看我这机器，部署一下只要几秒钟，这还是带重启的。</text:p>
            <text:p text:style-name="P2"> </text:p>
            <text:p text:style-name="P2">RV：!#$%^&amp;*……</text:p>
            <text:p text:style-name="P2"> </text:p>
            <text:p text:style-name="P2">Dion：我觉得Spring+Hibernate就挺好，EJB能做的它全能做，一点都不痛苦。</text:p>
            <text:p text:style-name="P2"> </text:p>
            <text:p text:style-name="P2">Joseph：你这么说，就是假设我用EJB很痛苦咯？抱歉，我没觉得。</text:p>
            <text:p text:style-name="P2"> </text:p>
            <text:p text:style-name="P2">Jonathan：可是，你说的那些个好，没有EJB也全能做到。这你总得承认吧？</text:p>
            <text:p text:style-name="P2"> </text:p>
            <text:p text:style-name="P2">Joseph：可我觉得，写EJB也没啥难的，我就爱写，你怎么着吧。</text:p>
            <text:p text:style-name="P2"> </text:p>
            <text:p text:style-name="P2">Hernan：我算看明白了。嘿哥们，Dion确实没猜对，看起来你用EJB也用得挺幸福的——整个就一受虐狂嘛。</text:p>
            <text:p text:style-name="P2">2004年10月27日, 星期三 17:11 (379154)</text:p>
          </text:section>
          <text:section text:style-name="Sect1" text:name="Section15">
            <text:h text:style-name="P1" text:outline-level="1" text:is-list-header="true"><text:bookmark text:name="main14"/>惟名论</text:h>
            <text:p text:style-name="P2">朱 丽叶曾趴在阳台上轻叹：“罗密欧啊罗密欧，为什么你要姓蒙特克呢？只有你的姓氏才是我的仇敌。只要能得你爱我，我也不愿再姓作卡帕莱特了。”另一位有趣的 朋友则在杂文中这样写道：“Spring和Hibernate把Java的世界搞得一团混乱，看看吧，一个普通的Java对象，这些激进者们给了它多少种 称呼？DTO、PO、VO、POJO……这早已令我晕头转向了。”若论浪漫的程度，此君堪与莎翁媲美。不过，还是这个朱丽叶，她却也说过：“如若不以玫瑰 为名，难道玫瑰就会顿失美艳了么？”</text:p>
            <text:p text:style-name="P2"> </text:p>
            <text:p text:style-name="P2">另启：TSS上月所摘那篇“我是EJB推崇者”多半是个搞笑文章——请留意这句话：“what with everyone and their brother (and their brother's friend's cousin) being happy to publicly whine and moan about what a pain EJBs are”，我把它译作：“如今就连隔壁程序员的表兄弟的二大爷都开始批评EJB了”。其中酸辣意味，诸君不可不查。</text:p>
            <text:p text:style-name="P2">2004年10月5日, 星期二 10:42 (349130)</text:p>
          </text:section>
          <text:section text:style-name="Sect1" text:name="Section16">
            <text:h text:style-name="P1" text:outline-level="1" text:is-list-header="true"><text:bookmark text:name="main15"/>高速公路上的电动车</text:h>
            <text:p text:style-name="P2">有个同事每天骑电动车上下班，我凑上去跟他说：“电动车质量可差了，不可靠。你要是不信，骑上电动车到沪杭高速跑个时速150试试，保证掉链子。”挺可笑的是吧，这位同事肯定要把我当傻瓜打发了。</text:p>
            <text:p text:style-name="P2"> </text:p>
            <text:p text:style-name="P2">那么这个故事又怎样呢？有个application已经正常run了几个月，一次都没有重启，服务提供得也很正常，该用的用户们每天在用，也没 有抱怨。突然有个专家凑上去说：“你这个application用了很多Singleton，肯定会有性能问题的。你别不信，你拿LoadRunner加 载xxxx个并发上去，保证它立马down掉。”</text:p>
            <text:p text:style-name="P2"> </text:p>
            <text:p text:style-name="P2">这个电动车的故事可以看作“循证架构”的另一种表述。我们要的，是能够在真实环境下可靠地run起来的软件架构，而不是某专家推荐的理想架构。</text:p>
            <text:p text:style-name="P2">2004年11月10日, 星期三 11:50 (400804)</text:p>
          </text:section>
          <text:section text:style-name="Sect1" text:name="Section17">
            <text:h text:style-name="P1" text:outline-level="1" text:is-list-header="true"><text:bookmark text:name="main16"/>EJB 2.x已死</text:h>
            <text:p text:style-name="P2">Robbin的BLOG：EJB 2.x已死</text:p>
            <text:p text:style-name="P2"><text:a xlink:type="simple" xlink:href="http://blog.javaeye.com/index.php?op=ViewArticle&amp;articleId=349&amp;blogId=1" office:target-frame-name="_blank" xlink:show="new"><text:span text:style-name="T9">http://blog.javaeye.com/index.php?op=ViewArticle&amp;articleId=349&amp;blogId=1</text:span></text:a></text:p>
            <text:p text:style-name="P2"> </text:p>
            <text:p text:style-name="P2">联想到今年3月Sun的工程师给我们做培训，讲他们的业务框架，也已经极度淡化了EJB的作用（persistence用JDO）。看起来Robbin此言不虚：EJB 2.x的被淘汰，或许比我们这些“激进派”的预料还要来得激烈。</text:p>
            <text:p text:style-name="P2"> </text:p>
            <text:p text:style-name="P2">而且，Robbin这个BLOG还改变了我对新加坡人的看法。我一直感觉新加坡那边J2EE的技术水平不如中国，也许平均水平好些，但高端的水 平不如我们。但nuke讲这个故事实在太有颠覆性了。如果新加坡的客户普遍采这种态度，是否意味着那边的开发者已经普及了lightweight solution（就像<text:span text:style-name="Emphasis">J2EE without EJB</text:span>介绍的那种）？这样的话，新加坡的平均水平也实在忒高了，让我感到一点点寒。</text:p>
            <text:p text:style-name="P2">2004年11月30日, 星期二 15:53 (431792)</text:p>
          </text:section>
          <text:section text:style-name="Sect1" text:name="Section18">
            <text:h text:style-name="P1" text:outline-level="1" text:is-list-header="true"><text:bookmark text:name="main17"/>将来过去时</text:h>
            <text:p text:style-name="P2">加西亚·马尔克斯创造了这个时态。《百年孤独》开篇第一句：“多年以后，当奥雷良诺上校面对行刑队的时候，他想起了跟父亲一起去看冰的那个下午。”我打算这样来写<text:span text:style-name="Emphasis">J2EE without EJB</text:span>的译序：“几年之后，当人们重读这本<text:span text:style-name="Emphasis">J2EE without EJB</text:span>的时候，他们能够给它一个公允的评价。”一个有力的句式，我很喜欢。</text:p>
            <text:p text:style-name="P2">2004年11月8日, 星期一 11:38 (396976)</text:p>
          </text:section>
          <text:section text:style-name="Sect1" text:name="Section19">
            <text:h text:style-name="P1" text:outline-level="1" text:is-list-header="true"><text:bookmark text:name="main18"/>循证潮流的引领者</text:h>
            <text:h text:style-name="P7" text:outline-level="1" text:is-list-header="true"/>
            <text:h text:style-name="P8" text:outline-level="1" text:is-list-header="true"><text:span text:style-name="T10">Expert One-on-One J2EE Development without EJB<text:line-break/>Rod Johnson</text:span><text:span text:style-name="T11">等著，</text:span><text:span text:style-name="T10">Wrox</text:span><text:span text:style-name="T11">出版社</text:span><text:span text:style-name="T10">2004</text:span><text:span text:style-name="T11">年出版</text:span><text:span text:style-name="T10"><text:line-break/></text:span><text:span text:style-name="T11">中译本由熊节等翻译，将由电子工业出版社出版</text:span></text:h>
            <text:p text:style-name="P9"><text:span text:style-name="T12">（本文摘自《</text:span><text:span text:style-name="T13">Expert One-on-One J2EE Development without EJB</text:span><text:span text:style-name="T12">中文版》一书译者序，并有所删改。本文首发于《中华读书报》</text:span><text:span text:style-name="T14">2005</text:span><text:span text:style-name="T12">年</text:span><text:span text:style-name="T14">6</text:span><text:span text:style-name="T12">月</text:span><text:span text:style-name="T14">1</text:span><text:span text:style-name="T12">日号。）</text:span></text:p>
            <text:p text:style-name="P9"><text:span text:style-name="T15">几年以后，当人们重新审视这本《</text:span><text:span text:style-name="T13">Expert One-on-One J2EE Development without EJB</text:span><text:span text:style-name="T15">》时，他们会记起这本书曾经如何引领</text:span><text:span text:style-name="T13">J2EE</text:span><text:span text:style-name="T15">架构与开发的潮流。</text:span></text:p>
            <text:p text:style-name="P9"><text:span text:style-name="T15">作为译者，我可以毫不费力地帮这本书找出一大堆“看点”。譬如说，它的作者</text:span><text:span text:style-name="T13">Rod Johnson</text:span><text:span text:style-name="T15">拥有</text:span><text:span text:style-name="T13">10</text:span><text:span text:style-name="T15">年编写</text:span><text:span text:style-name="T13">Java</text:span><text:span text:style-name="T15">程序的经验——那正是</text:span><text:span text:style-name="T13">Java</text:span><text:span text:style-name="T15">诞生至今的时间，他目前是</text:span><text:span text:style-name="T13">Servlet</text:span><text:span text:style-name="T15">和</text:span><text:span text:style-name="T13">JDO 2.0</text:span><text:span text:style-name="T15">两个</text:span><text:span text:style-name="T13">JSR</text:span><text:span text:style-name="T15">专家组的成员，他的前一本书《</text:span><text:span text:style-name="T13">Expert One-on-One J2EE Design and Development</text:span><text:span text:style-name="T15">》曾经风靡一时；再譬如说，书中着力介绍的</text:span><text:span text:style-name="T13">Spring</text:span><text:span text:style-name="T15">、</text:span><text:span text:style-name="T13">Hibernate</text:span><text:span text:style-name="T15">、</text:span><text:span text:style-name="T13">WebWork</text:span><text:span text:style-name="T15">等都是时下流行的开源框架，</text:span><text:span text:style-name="T13">IoC</text:span><text:span text:style-name="T15">、</text:span><text:span text:style-name="T13">AOP</text:span><text:span text:style-name="T15">之类都是时下流行的概念词汇。而最大的看点就赫然摆在这本书的封面上：“</text:span><text:span text:style-name="T16">without EJB</text:span><text:span text:style-name="T13">”</text:span><text:span text:style-name="T15">。我们曾经在无数的书籍和文章中看到，</text:span><text:span text:style-name="T13">EJB</text:span><text:span text:style-name="T15">是</text:span><text:span text:style-name="T13">J2EE</text:span><text:span text:style-name="T15">的核心技术之一；而</text:span><text:span text:style-name="T13">Rod Johnson</text:span><text:span text:style-name="T15">的这本书竟然宣称，绝大多数的</text:span><text:span text:style-name="T13">J2EE</text:span><text:span text:style-name="T15">应用根本不需要</text:span><text:span text:style-name="T13">EJB</text:span><text:span text:style-name="T15">。这种近乎挑衅的姿态令任何一个负责的</text:span><text:span text:style-name="T13">J2EE</text:span><text:span text:style-name="T15">架构师很难不萌生一探究竟的念头——不论你是打算赞同他还是打算驳斥他。</text:span></text:p>
            <text:p text:style-name="P9"><text:span text:style-name="T15">然而在我看来，所有这些都有其价值，但尽皆不是本书最大的价值所在。任何一个从事</text:span><text:span text:style-name="T13">J2EE</text:span><text:span text:style-name="T15">应用开发的程序员或多或少都曾有过这样的感觉：这个世界充斥着形形色色的概念和“大词”，如同一个幽深广骛的魔法森林般令人晕头转向，不知该追随这位导师还是该信奉那个门派。这时，</text:span><text:span text:style-name="T13">Rod Johnson</text:span><text:span text:style-name="T15">发出振聋发聩的一呼：尔等不必向泥胎偶像鼎礼膜拜，圣灵正在尔等自身——这就是他在书中一直倡导的“循证架构”（</text:span><text:span text:style-name="T13">evidence-based architecture</text:span><text:span text:style-name="T15">）。选择一种架构、一种技术的依据是什么？</text:span><text:span text:style-name="T13">Rod Johnson</text:span><text:span text:style-name="T15">认为，应该是基于实践的证据、来自历史项目或亲自试验的经验，而不是任何形式的偶像崇拜或者门户之见。书中谈到了企业应用方方面面的问题和解决办法，而这些方案无一不是这种“循证方法”的产物。除了把这些方案交给读者，</text:span><text:span text:style-name="T13">Rod Johnson</text:span><text:span text:style-name="T15">通过这本书希望传达的、更为重要的信息正是“循证”的工作方式——那原本就应该是程序员的工作方式。</text:span></text:p>
            <text:p text:style-name="P9"><text:span text:style-name="T15">所以，在这篇译者序里，我可以负责任地告诉你：那看上去有些骇人听闻的“</text:span><text:span text:style-name="T13">without EJB”</text:span><text:span text:style-name="T15">字样仅仅是</text:span><text:span text:style-name="T13">Rod Johnson</text:span><text:span text:style-name="T15">用来吸引你的一个噱头而已——</text:span><text:span text:style-name="T13">EJB</text:span><text:span text:style-name="T15">诞生至今已经有</text:span><text:span text:style-name="T13">7</text:span><text:span text:style-name="T15">年之久，如果如今的</text:span><text:span text:style-name="T13">J2EE</text:span><text:span text:style-name="T15">应用仍旧不能摆脱这样一种“古老”的技术，岂不为天下笑？这里的关键是：</text:span><text:span text:style-name="T13">EJB</text:span><text:span text:style-name="T15">正是</text:span><text:span text:style-name="T13">Java</text:span><text:span text:style-name="T15">世界里最大的“泥胎偶像”，围绕着它的门派之争历来激烈无比。透过“</text:span><text:span text:style-name="T13">without EJB”</text:span><text:span text:style-name="T15">这个标题，</text:span><text:span text:style-name="T13">Rod Johnson</text:span><text:span text:style-name="T15">真正想说的是“</text:span><text:span text:style-name="T13">without buzzword”——</text:span><text:span text:style-name="T15">扔掉一切可笑的门户偏见，不再仅仅因为看到“</text:span><text:span text:style-name="T13">EJB”</text:span><text:span text:style-name="T15">这么一个貌似神秘的缩写词而奉若圭臬或是弃若敝屐，完全根据技术本身和实打实的经验来判断是否使用、如何使用一种技术，这才是</text:span><text:span text:style-name="T13">Rod Johnson</text:span><text:span text:style-name="T15">希望传递给读者的态度。</text:span></text:p>
            <text:p text:style-name="P9"><text:span text:style-name="T15">于是你可以相信，我在开头处说的那句话并非夸大其词：你手上的这本《</text:span><text:span text:style-name="T13">Expert One-on-One J2EE Development without EJB</text:span><text:span text:style-name="T15">》将会引领一种影响深远的潮流，但这潮流不是</text:span><text:span text:style-name="T13">Spring</text:span><text:span text:style-name="T15">和</text:span><text:span text:style-name="T13">Hibernate</text:span><text:span text:style-name="T15">，也不是</text:span><text:span text:style-name="T13">IoC</text:span><text:span text:style-name="T15">和</text:span><text:span text:style-name="T13">AOP</text:span><text:span text:style-name="T15">，甚至不是“轻量级架构”，而是一切实事求是的“循证架构”的工作方式。惟有掌握这种工作方式，你才能够真正自信满满地挺起胸膛说：“我选择的架构是适合应用需求的架构。”毕竟，衡量架构师价值的标准不应该是他知道多少概念，而是他能否做出合乎需求的架构。</text:span></text:p>
            <text:p text:style-name="P9">“<text:span text:style-name="T15">可是，”有人说了，“我一直都是按照别人</text:span><text:span text:style-name="T13">/</text:span><text:span text:style-name="T15">网上</text:span><text:span text:style-name="T13">/</text:span><text:span text:style-name="T15">书上的建议来做架构的。要亲自考察各种各样的技术，还要根据项目情况比较它们的优劣，我可没这份时间。”</text:span></text:p>
            <text:p text:style-name="P10">那么，他也应该没时间去做架构。</text:p>
            <text:p text:style-name="P2">2005年06月7日, 星期二 15:43 (742131)</text:p>
          </text:section>
          <text:section text:style-name="Sect1" text:name="Section20">
            <text:h text:style-name="P1" text:outline-level="1" text:is-list-header="true"><text:bookmark text:name="main19"/>without EJB，一年间</text:h>
            <text:p text:style-name="Text_20_body">第一次在这个blog上提到这本书，是去年的8月19日：<text:a xlink:type="simple" xlink:href="http://gigix.blogdriver.com/gigix/289587.html">J2EE Development without EJB</text:a>。直到今天7月28日，第二书店放出<text:a xlink:type="simple" xlink:href="http://www.dearbook.com.cn/book/viewbook.aspx?pno=TS0029741">预订</text:a>，几乎是整整一年过去了。刚才<text:a xlink:type="simple" xlink:href="http://www.broadview.com.cn/">博文视点</text:a>的<text:a xlink:type="simple" xlink:href="http://yeka.blogdriver.com/yeka/index.html">yeka</text:a>在问我有没有兴趣再做书，答曰“没有”。一本书要做整整一年啊，有多少兴趣都被磨去了，单剩下自己不肯敷衍的习惯在这里磨，实在是很累的事情。</text:p>
            <text:p text:style-name="Text_20_body">04年8月，撺掇BV拿到版权，本来计划我、<text:a xlink:type="simple" xlink:href="http://spring.jactiongroup.net/">yanger</text:a>、<text:a xlink:type="simple" xlink:href="http://forum.javaeye.com/">robbin</text:a>和<text:a xlink:type="simple" xlink:href="http://aopalliance.sourceforge.net/">potian</text:a>一起翻译。把消息放出来，又有人感兴趣，4天之后加入了<text:a xlink:type="simple" xlink:href="http://moxie.blogdriver.com/">moxie</text:a>和<text:a xlink:type="simple" xlink:href="http://www.redsaga.com/">曹老师</text:a>。再过4天，dlee和Jacques也加入。于是大家打着JavaEye的名号，共襄盛举。任务是在8月27日分配出去。当时联系的编辑方舟，如今已然离开IT圈了吧？</text:p>
            <text:p text:style-name="Text_20_body">原 定计划10月译好，赶新年前后即可完工出书。大家干劲也很足，国庆后陆续有稿交来。Jacques就说很忙，定要推到元旦时才开工，不得已只好等他。 robbin喊得很厉害，国庆中打电话给他便说已经七七八八，谁知道后来拖得最久的也是他。国庆后换工作，从杭州回到北京，杂事乱多，看稿子、翻译的事情 都只好拖一拖。</text:p>
            <text:p text:style-name="Text_20_body">这样转眼就到了05年，Jacques的稿子也交了过来，质量自然是一如既往的没话说。但其他几位的翻译功夫，恕我直言，除 了曹老师之外，拿出去都会被人骂到死。从一开始决定合译，我便想到会有参差，却没想到会有这么大的参差。于是春节里就自己改稿子，一句句改过来。不过好 在，这几位的技术都是精湛的，虽然话说得磕巴点，意思大致不差，改起来也不太困难。后来交给出版社的稿子，每句话每个词都是我看过改过，如果有错漏，责任 就是我一人的了。春节里给robbin又打了几通电话，每次都说“快了快了”，只是没想到，这一快就一直快到了五一才总算完成。</text:p>
            <text:p text:style-name="Text_20_body">在等待robbin稿子的中间，《程序员》杂志也做了一期“J2EE without EJB”的技术专题，大体就是把书上的内容改巴改巴，让很多期盼的读者先睹了一下。其中我写的那篇“<text:a xlink:type="simple" xlink:href="http://www.csdn.net/news/newstopic/20/20457.shtml">EJB的七年之痒</text:a>”被到处转载，也就是所谓大实话的力量吧。这篇文章是从书中“EJB，五年间”一章改写而成的，从标题上就能看到光阴似箭日月如梭，书还没出来，日子就不得不加上两年了。</text:p>
            <text:p text:style-name="Text_20_body">而到这个时候，原本争论得很厉害的“EJB vs. without EJB”，却就有点盖棺论定的味道了。春节前写了一篇“<text:a xlink:type="simple" xlink:href="http://blog.csdn.net/gigix/archive/2005/02/01/2786.aspx">开源项目经验谈</text:a>”，似乎让banq有点挂不住面子，也不再搭理我。整个社群里，<text:a xlink:type="simple" xlink:href="http://www.springframework.org/">Spring</text:a>和<text:a xlink:type="simple" xlink:href="http://www.hibernate.org/">Hibernate</text:a>日 渐成为主流，EJB慢慢的就没人提起。这也可以看出时间的厉害：原本很张扬的一句“without EJB”，如今看起来无非是大白话一句，除了维护遗留系统之外，事实上就已经几乎没有人再用EJB 2.x来做新系统了。原本吵架意味很浓的这本书，现在看起来平和了很多，也未尝不是一件好事。</text:p>
            <text:p text:style-name="Text_20_body">尽管yeka认为用一年时间精心打造一本好书很有其必要（她还打算拿这书去评奖），但在我看来，这本书经过“了解-翻译-制作-出版”的整个长达一年多的流程之后，味道已然是比当初掉了不少。不过还好，它的内容比曹老师等人的《<text:a xlink:type="simple" xlink:href="http://www.dearbook.com.cn/book/viewbook.aspx?pno=TS0028982">深入浅出Hibernate</text:a>》等书要高一点层次，基于IoC和AOP的light-weight架构看起来至少两年内还不会过时??虽然Hibernate看起来很有可能会被<text:a xlink:type="simple" xlink:href="http://www.jcp.org/en/jsr/detail?id=220">某个突然出现的事件</text:a>彻底打败。所以，我想我还是可以放心地说，这本书，在你能看到它的时间里，它仍旧会是一本好书。虽然，它在出版之前的这整整一年时间并不是完全用来“精心打造”。</text:p>
            <text:p text:style-name="P2">2005年07月28日, 星期四 18:17 (851149)</text:p>
          </text:section>
          <text:section text:style-name="Sect1" text:name="Section21">
            <text:h text:style-name="P1" text:outline-level="1" text:is-list-header="true"><text:bookmark text:name="main20"/>别了，EJB 2.x</text:h>
            <text:p text:style-name="Text_20_body">记性稍微不差的很多人应该记得，我的一位老朋友在近两年可谓是EJB 2.x在中国的铁杆拥趸。为了拥戴EJB 2.x，他先后把Robbin Fan和我从他的论坛上除名，其结果则是直接促成了<text:a xlink:type="simple" xlink:href="http://forum.javaeye.com/">JavaEye网站</text:a>和我的<text:a xlink:type="simple" xlink:href="http://blog.csdn.net/gigix/archive/2005/02/01/2786.aspx">一篇打油文章</text:a>的诞生。虽说后者是没有什么价值的副产品，前者确实堪称中国Java技术社群一件大事，单为此事，我的这位老朋友也算得上对社群颇有贡献。</text:p>
            <text:p text:style-name="Text_20_body">数据库时代的终结：<text:a xlink:type="simple" xlink:href="http://www.jdon.com/artichect/dbover.htm">http://www.jdon.com/artichect/dbover.htm</text:a></text:p>
            <text:p text:style-name="Text_20_body">IoC容器的革命性优点：<text:a xlink:type="simple" xlink:href="http://www.jdon.com/AOPdesign/iocimpls.htm">http://www.jdon.com/AOPdesign/iocimpls.htm</text:a></text:p>
            <text:p text:style-name="Text_20_body">好了，经过一点点……呃，准确说，是大概两到三年的时差之后，这位老朋友终于也走上了跟Robbin与我同样的道路。<text:a xlink:type="simple" xlink:href="http://www.jcp.org/en/jsr/detail?id=220">EJB3</text:a>几乎已经就在门口，现在，我想，我们大概可以说一句：别了，EJB 2.x——连这位老朋友也终于明白过来，EJB 2.x该可以去而无憾吧。</text:p>
            <text:p text:style-name="P2">2005年08月8日, 星期一 16:08 (879893)</text:p>
          </text:section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Verdana" svg:font-family="Verdana"/>
    <style:font-face style:name="verdana" svg:font-family="verdana, arial, helvetica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2" style:font-name-asian="Courier New2" style:font-name-complex="Courier New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36:06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4" meta:paragraph-count="222" meta:word-count="2330" meta:character-count="15107"/>
  </office:meta>
</office:document-meta>
</file>